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ModelGroupImpl.minEffectiveTotalRan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ModelGroupImpl.getPartic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ModelGroupImpl.maxEffectiveTotalRan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ModelGroupImpl.maxEffectiveTotalRangeAllSeq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ModelGroupImpl.to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SModelGroup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ModelGroup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ModelGroupImpl.minEffectiveTotalRangeAllSeq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ModelGroupImp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ModelGroupImpl.maxEffectiveTotalRangeChoic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SModelGroupImpl.getComposi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ModelGroupImpl.get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ModelGroupImpl.minEffectiveTotalRangeChoi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ModelGroupImpl.get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ModelGroupImpl.isEmp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ModelGroupImpl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ModelGroupImpl.getNamespac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